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k security / email configuration &amp; testing. <text:s/>Test basic signup (no confirmation yet)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some sensitive information from repo.</text:p>
          </table:table-cell>
        </table:table-row>
        <table:table-row table:style-name="ro1">
          <table:table-cell office:value-type="date" office:date-value="2015-10-13" calcext:value-type="date">
            <text:p>10/1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 removing sensitive stuff; rework for mongodb, replacing mysql in flask-security</text:p>
          </table:table-cell>
        </table:table-row>
        <table:table-row table:style-name="ro1">
          <table:table-cell office:value-type="date" office:date-value="2015-10-15" calcext:value-type="date">
            <text:p>10/15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work unit tests – passing under mongo. <text:s/>Review flask-security datastore as basis for our models.</text:p>
          </table:table-cell>
        </table:table-row>
        <table:table-row table:style-name="ro1">
          <table:table-cell office:value-type="date" office:date-value="2015-10-16" calcext:value-type="date">
            <text:p>10/16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 on new mongo models, tests.</text:p>
          </table:table-cell>
        </table:table-row>
        <table:table-row table:style-name="ro1">
          <table:table-cell office:value-type="date" office:date-value="2015-10-17" calcext:value-type="date">
            <text:p>10/17/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ontinue work on models and tests.</text:p>
          </table:table-cell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62.25" calcext:value-type="float">
            <text:p>62.2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09:45:45.35058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10-17T09:46:31.331101880</dc:date>
    <meta:editing-duration>PT2H31M12S</meta:editing-duration>
    <meta:editing-cycles>43</meta:editing-cycles>
    <meta:generator>LibreOffice/4.2.8.2$Linux_X86_64 LibreOffice_project/420m0$Build-2</meta:generator>
    <meta:document-statistic meta:table-count="1" meta:cell-count="115" meta:object-count="0"/>
  </office:meta>
</office:document-meta>
</file>